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ohit Gujarati" svg:font-family="'Lohit Gujarat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style:font-name="Lohit Gujarati" officeooo:rsid="0004e291" officeooo:paragraph-rsid="0004e291"/>
    </style:style>
    <style:style style:name="P2" style:family="paragraph" style:parent-style-name="Standard">
      <style:paragraph-properties fo:line-height="200%" fo:text-align="start" style:justify-single-word="false"/>
      <style:text-properties style:font-name="Lohit Gujarati" officeooo:rsid="00052862" officeooo:paragraph-rsid="00052862"/>
    </style:style>
    <style:style style:name="P3" style:family="paragraph" style:parent-style-name="Standard">
      <style:paragraph-properties fo:line-height="200%" fo:text-align="center" style:justify-single-word="false"/>
      <style:text-properties style:font-name="Lohit Gujarati" officeooo:rsid="00052862" officeooo:paragraph-rsid="00052862"/>
    </style:style>
    <style:style style:name="P4" style:family="paragraph" style:parent-style-name="Standard">
      <style:paragraph-properties fo:line-height="200%" fo:text-align="start" style:justify-single-word="false"/>
      <style:text-properties style:font-name="Lohit Gujarati" fo:font-size="13pt" officeooo:rsid="00069553" officeooo:paragraph-rsid="00069553" style:font-size-asian="13pt" style:font-size-complex="13pt"/>
    </style:style>
    <style:style style:name="P5" style:family="paragraph" style:parent-style-name="Standard">
      <style:paragraph-properties fo:line-height="200%" fo:text-align="start" style:justify-single-word="false"/>
      <style:text-properties style:font-name="Lohit Gujarati" fo:font-size="13pt" officeooo:paragraph-rsid="00069553" style:font-size-asian="13pt" style:font-size-complex="13pt"/>
    </style:style>
    <style:style style:name="P6" style:family="paragraph" style:parent-style-name="Standard">
      <style:paragraph-properties fo:line-height="200%" fo:text-align="start" style:justify-single-word="false"/>
      <style:text-properties fo:font-variant="normal" fo:text-transform="none" fo:color="#444444" style:font-name="Lohit Gujarati" fo:font-size="13pt" fo:letter-spacing="normal" fo:font-style="normal" fo:font-weight="normal" officeooo:rsid="00069553" officeooo:paragraph-rsid="00069553" style:font-size-asian="13pt" style:font-size-complex="13pt"/>
    </style:style>
    <style:style style:name="T1" style:family="text">
      <style:text-properties officeooo:rsid="00052862"/>
    </style:style>
    <style:style style:name="T2" style:family="text">
      <style:text-properties officeooo:rsid="00065a72"/>
    </style:style>
    <style:style style:name="T3" style:family="text">
      <style:text-properties officeooo:rsid="00069553"/>
    </style:style>
    <style:style style:name="T4" style:family="text">
      <style:text-properties fo:font-variant="normal" fo:text-transform="none" fo:color="#444444" fo:letter-spacing="normal" fo:font-style="normal" fo:font-weight="normal"/>
    </style:style>
    <style:style style:name="T5" style:family="text">
      <style:text-properties fo:font-variant="normal" fo:text-transform="none" fo:color="#444444" fo:letter-spacing="normal" fo:font-style="normal" fo:font-weight="normal" officeooo:rsid="0006d0c5"/>
    </style:style>
    <style:style style:name="T6" style:family="text">
      <style:text-properties fo:font-variant="normal" fo:text-transform="none" fo:color="#444444" style:text-position="super 58%" fo:letter-spacing="normal" fo:font-style="normal" fo:font-weight="normal"/>
    </style:style>
    <style:style style:name="T7" style:family="text">
      <style:text-properties fo:font-size="13pt" officeooo:rsid="00065a72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osa Choudhary</text:p>
      <text:p text:style-name="P1">Professor Angelo <text:span text:style-name="T1">Bravos</text:span></text:p>
      <text:p text:style-name="P2">CSC-104-1</text:p>
      <text:p text:style-name="P3">Comparison between Ubuntu and <text:span text:style-name="T2">openSUSE</text:span></text:p>
      <text:p text:style-name="P2"><text:tab/><text:span text:style-name="T7">The two Linux distribution which I have chosen for my report are called Ubuntu and openSUSE. <text:s/>These two are the best Linux distributions out of all available. Both of them are free and open-source, leveraging the best features Linux has to offer. </text:span></text:p>
      <text:p text:style-name="P4">Ubuntu helped popularize Linux as a desktop operating system. Linux distribution is based on Debian and compatible with some of its packages. </text:p>
      <text:p text:style-name="P5"><text:span text:style-name="T3">OpenSUSE known as SUSE Linux and SuSe Linux professional, its aim is to create a feature-packed linux distribution for </text:span><text:span text:style-name="T4">sysadmins, developers, and desktop users. </text:span></text:p>
      <text:p text:style-name="P6">Difference between Ubuntu(or other Debian based distributions) and openSUSE is that openSUSE relies on the RPM Package Manager, the same package used by Red Hat and its relatives. </text:p>
      <text:p text:style-name="P4"><text:span text:style-name="T4">Ubuntu comes in a lot of flavors for the desktop. It is always in the top 10 of the Linux distributions available while openSUSE is around 10-15</text:span><text:span text:style-name="T6">th</text:span><text:span text:style-name="T4"> making clear that more people use Ubuntu then openSUSE.</text:span></text:p>
      <text:p text:style-name="P4"><text:span text:style-name="T4">The tools they share </text:span><text:span text:style-name="T5">are the Terminal, and other app like chrom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ohit Gujarati" svg:font-family="'Lohit Gujarat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5:43:14.249890063</meta:creation-date>
    <dc:date>2021-10-07T16:56:31.986520557</dc:date>
    <meta:editing-duration>PT1M3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75" meta:character-count="1083" meta:non-whitespace-character-count="912"/>
  </office:meta>
</office:document-meta>
</file>